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4pt" fo:language="es" fo:country="ES" fo:font-weight="bold"/>
    </style:style>
    <style:style style:family="text" style:name="T2" style:display-name="T2">
      <style:text-properties style:font-name="Times New Roman" fo:font-size="14pt" fo:language="es" fo:country="ES" fo:font-weight="normal"/>
    </style:style>
    <style:style style:family="text" style:name="T3" style:display-name="T3">
      <style:text-properties style:font-name="Times New Roman" fo:font-size="14pt" fo:language="es" fo:country="ES" fo:font-weight="bold"/>
    </style:style>
    <style:style style:family="text" style:name="T4" style:display-name="T4">
      <style:text-properties style:text-underline-type="single" style:font-name="Times New Roman" fo:font-size="14pt" fo:language="es" fo:country="ES" fo:font-weight="bold"/>
    </style:style>
    <style:style style:family="text" style:name="T5" style:display-name="T5">
      <style:text-properties style:text-underline-type="single" style:font-name="Times New Roman" fo:font-size="14pt" fo:language="es" fo:country="ES" fo:font-style="italic" fo:font-weight="normal"/>
    </style:style>
    <style:style style:family="text" style:name="T6" style:display-name="T6">
      <style:text-properties style:font-name="Times New Roman" fo:font-size="14pt" fo:language="es" fo:country="ES" fo:font-style="italic" fo:font-weight="normal"/>
    </style:style>
    <style:style style:family="paragraph" style:name="P2" style:display-name="P2" style:parent-style-name="Normal">
      <style:paragraph-properties fo:text-align="center" fo:text-indent="0.3153in" fo:line-height="115%" fo:margin-left="0.0000in" fo:margin-right="0.0000in" fo:margin-top="0.0000in" fo:margin-bottom="0.1389in" style:writing-mode="lr"/>
      <style:text-properties style:font-name="Times New Roman" fo:font-size="11pt" fo:language="es" fo:country="ES" fo:font-weight="normal"/>
    </style:style>
    <style:style style:family="paragraph" style:name="P3" style:display-name="P3" style:parent-style-name="Normal">
      <style:paragraph-properties fo:text-align="justify" fo:text-indent="0.3153in" fo:line-height="115%" fo:margin-left="0.0000in" fo:margin-right="0.0000in" fo:margin-top="0.0000in" fo:margin-bottom="0.1389in" style:writing-mode="lr"/>
      <style:text-properties style:font-name="Times New Roman" fo:font-size="14pt" fo:language="es" fo:country="ES" fo:font-weight="normal"/>
    </style:style>
    <style:style style:family="paragraph" style:name="P1" style:display-name="P1" style:parent-style-name="Normal">
      <style:paragraph-properties fo:break-before="page"/>
      <style:text-properties fo:color="#000000" style:font-name="Times New Roman" fo:font-size="12pt" fo:font-weight="normal"/>
    </style:style>
    <style:style style:family="section" style:name="Sect1" style:display-name="Sect1"/>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LITERATURA ESPAÑOLA DEL SIGLO XX – TEMA 4: EL TEATRO ANTERIOR A 1936</text:span></text:p>
        <text:p text:style-name="P2"/>
        <text:p text:style-name="P3"><text:span text:style-name="T2">Los gustos del público, mayoritariamente burgués, determinan en gran manera la orientación del teatro anterior a 1936. El </text:span><text:span text:style-name="T3">teatro de éxito comercial</text:span><text:span text:style-name="T2"> rehúye planteamientos ideológicos y continúa con las formas dramáticas tradicionales. El </text:span><text:span text:style-name="T3">teatro renovador</text:span><text:span text:style-name="T2"> hubo de esperar muchos años para ser valorado en su justa medida. </text:span><text:span text:style-name="T4">En cuanto al teatro comercial, </text:span><text:span text:style-name="T2">Jacinto Benavente, Premio Nobel de Literatura en 1922, que escribió cerca de doscientas obras, fue el autor de mayor éxito de la época. Es el representante de la llamada </text:span><text:span text:style-name="T3">COMEDIA BURGUESA</text:span><text:span text:style-name="T2">, sus obras se caracterizan por el dominio de los recursos escénicos y el ingenio de sus diálogos. La mayor parte de su producción, que tiene como escenario los salones y ambientes de la burguesía y la alta sociedad, plantea como tema la crítica amable, irónica y superficial de algunos vicios y defectos de las costumbres burguesas. Sus dramas responden a lo que él mismo escribió que debía ser el teatro: un medio o instrumento de ilusión y de evasión. Su obra más famosa es </text:span><text:span text:style-name="T5">Los intereses creados</text:span><text:span text:style-name="T2">. El</text:span><text:span text:style-name="T3"> TEATRO POÉTICO </text:span><text:span text:style-name="T2">estaba escrito en verso al estilo modernista, sonoro y musical, sus temas eran de carácter histórico. Uno de sus principales autores es Eduardo Marquina, que cultivó el drama histórico, con obras como </text:span><text:span text:style-name="T5">Las hijas del Cid</text:span><text:span text:style-name="T2"> y el drama rural. El</text:span><text:span text:style-name="T3"> TEATRO CÓMICO</text:span><text:span text:style-name="T2"> obtuvo también por esta época gran éxito entre el público. Destacamos los siguientes autores: </text:span><text:span text:style-name="T3">Carlos Arniches,</text:span><text:span text:style-name="T2"> conocido especialmente por sus sainetes costumbristas ambientados en el Madrid pintoresco y popular. <text:s/>Su obra más popular es </text:span><text:span text:style-name="T5">El santo de la Isidra</text:span><text:span text:style-name="T2">. El teatro de los hermanos</text:span><text:span text:style-name="T3"> Serafín </text:span><text:span text:style-name="T2">y</text:span><text:span text:style-name="T3"> Joaquín Álvarez Quintero </text:span><text:span text:style-name="T2">se identifica con los temas y ambientes de la Andalucía tópica y tradicional. Obras como </text:span><text:span text:style-name="T5">Mariquilla Terremoto</text:span><text:span text:style-name="T6"> </text:span><text:span text:style-name="T2">transmiten una visión invariablemente optimista y risueña de la vida. </text:span><text:span text:style-name="T3">Pedro Muñoz Seca</text:span><text:span text:style-name="T2"> es el creador de un subgénero cómico, la </text:span><text:span text:style-name="T6">astracanada</text:span><text:span text:style-name="T2">, que se basa en las situaciones disparatadas y en los juegos de palabras. Su obra más famosa es </text:span><text:span text:style-name="T5">La venganza de don Mendo</text:span><text:span text:style-name="T2">. </text:span><text:span text:style-name="T4">En cuanto al teatro renovador,</text:span><text:span text:style-name="T3"> <text:s/></text:span><text:span text:style-name="T2">Aunque fracasaron en su intento de atraer al público, autores de las generaciones literarias anteriores a la guerra pretendieron renovar el teatro tanto en su contenido como en sus aspectos formales. </text:span><text:span text:style-name="T3">MIGUEL DE UNAMUNO </text:span><text:span text:style-name="T2">abogó por un </text:span><text:span text:style-name="T3">teatro desnudo</text:span><text:span text:style-name="T2">, caracterizado por la supresión de aquellos efectos que no dependieran directamente de la palabra. En sus obras teatrales, vuelve a plantear sus inquietudes espirituales y filosóficas. Es un teatro intelectual y de ideas más que de acción dramática. Sus obras más importantes son </text:span><text:span text:style-name="T6">Fedra</text:span><text:span text:style-name="T2"> y </text:span><text:span text:style-name="T6">El otro</text:span><text:span text:style-name="T2">. </text:span><text:span text:style-name="T3">AZORÍN </text:span><text:span text:style-name="T2">combatió la estética naturalista y luchó por un </text:span><text:span text:style-name="T3">teatro antirrealista</text:span><text:span text:style-name="T2"> que incluyera lo subconsciente y maravilloso. Concedió especial importancia a los diálogos y a los efectos de iluminación. Los temas básicos del teatro de Azorín son la búsqueda de la felicidad, el tiempo y la muerte. Entre sus obras destacamos la trilogía </text:span><text:span text:style-name="T5">Lo invisible</text:span><text:span text:style-name="T2"> integrada por tres piezas cortas que dramatizan el misterio de la muerte. El teatro de </text:span><text:span text:style-name="T3">VALLE INCLÁN</text:span><text:span text:style-name="T2"> es considerado el de mayor originalidad en todo el siglo XX. <text:s/>Su gran aportación al género dramático, el </text:span><text:span text:style-name="T3">esperpento</text:span><text:span text:style-name="T2">, es una propuesta estética que surge de una posición crítica con la sociedad de su tiempo. Se produce una deformación sistemática de la realidad de forma caricaturesca para subrayar las contradicciones existentes entre las conductas de la sociedad y los valores que ésta postula. Un ejemplo es </text:span><text:span text:style-name="T5">Luces de bohemia.</text:span><text:span text:style-name="T6"> </text:span><text:span text:style-name="T3">FEDERICO GARCÍA LORCA </text:span><text:span text:style-name="T2">creó un verdadero teatro poético, ya que cada obra se concibe como un largo poema dramático. En el teatro de Lorca, además de la palabra, cobran importancia otros componentes, como la música, la danza y la escenografía, configurando así un espectáculo total. Los temas del teatro lorquiano se estructuran sobre una situación básica, resultante de dos fuerzas opuestas: el principio de autoridad, que representa el orden, la tradición, la realidad, la colectividad; y el principio de libertad, que encarna el instinto, el deseo, la individualidad, la imaginación. Tres tragedias representan la plenitud de su teatro, destacamos </text:span><text:span text:style-name="T5">Bodas de sangre.</text:span><text:span text:style-name="T2">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text" style:name="page-number" style:display-name="page number" style:parent-style-name="Default-Paragraph-Font"/>
    <style:style style:family="text" style:name="Default-Paragraph-Font" style:display-name="Default Paragraph Font" style:parent-style-name="Normal"/>
    <style:style style:family="text" style:name="Encabezado-Car" style:display-name="Encabezado Car" style:parent-style-name="Default-Paragraph-Font">
      <style:text-properties style:font-name="Times New Roman" fo:font-size="10pt" fo:language="es" fo:country="ES"/>
    </style:style>
    <style:style style:family="text" style:name="Pie-de-p-u225--gina-Car" style:display-name="Pie de p\u225 ?gina Car" style:parent-style-name="Default-Paragraph-Font">
      <style:text-properties style:font-name="Times New Roman" fo:font-size="10pt" fo:language="es" fo:country="ES"/>
    </style:style>
    <style:style style:family="paragraph" style:name="List-Paragraph" style:display-name="List Paragraph" style:parent-style-name="-Normal">
      <style:paragraph-properties fo:margin-left="0.5000in"/>
    </style:style>
    <style:style style:family="paragraph" style:name="footer" style:display-name="footer" style:parent-style-name="-Normal">
      <style:paragraph-properties>
        <style:tab-stops>
          <style:tab-stop style:type="center" style:position="2.952778in"/>
          <style:tab-stop style:type="right" style:position="5.905556in"/>
        </style:tab-stops>
      </style:paragraph-properties>
    </style:style>
    <style:style style:family="paragraph" style:name="Normal" style:display-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Contents-2" style:display-name="Contents 2" style:parent-style-name="Normal" style:next-style-name="Normal">
      <style:paragraph-properties fo:text-indent="-0.300000in" fo:margin-left="1.000000in"/>
    </style:style>
    <style:style style:family="paragraph" style:name="-Normal" style:display-name="_Normal" style:parent-style-name="Normal">
      <style:paragraph-properties fo:line-height="100%"/>
      <style:text-properties style:font-name="Times New Roman" fo:font-size="10pt" fo:language="es" fo:country="ES"/>
    </style:style>
    <style:style style:family="paragraph" style:name="Contents-3" style:display-name="Contents 3" style:parent-style-name="Normal" style:next-style-name="Normal">
      <style:paragraph-properties fo:text-indent="-0.300000in" fo:margin-left="1.500000in"/>
    </style:style>
    <style:style style:family="paragraph" style:name="Contents-1" style:display-name="Contents 1" style:parent-style-name="Normal" style:next-style-name="Normal">
      <style:paragraph-properties fo:text-indent="-0.300000in" fo:margin-left="0.500000in"/>
    </style:style>
    <style:style style:family="paragraph" style:name="No-List" style:display-name="No List" style:parent-style-name="Normal"/>
    <style:style style:family="paragraph" style:name="header" style:display-name="header" style:parent-style-name="-Normal">
      <style:paragraph-properties>
        <style:tab-stops>
          <style:tab-stop style:type="center" style:position="2.952778in"/>
          <style:tab-stop style:type="right" style:position="5.905556in"/>
        </style:tab-stops>
      </style:paragraph-properties>
    </style:style>
    <style:style style:family="paragraph" style:name="Contents-4" style:display-name="Contents 4" style:parent-style-name="Normal" style:next-style-name="Normal">
      <style:paragraph-properties fo:text-indent="-0.300000in" fo:margin-left="2.000000in"/>
    </style:style>
    <style:style style:family="paragraph" style:name="Normal-Table" style:display-name="Normal Table" style:parent-style-name="Normal"/>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dc:creator>Miguel Hervás Palomares</dc:creator>
    <meta:creation-date>Sun Apr 24 17:09:29 2022
</meta:creation-date>
    <dc:date>Sun Apr 24 17:09:29 2022
</dc:date>
  </office:meta>
</office:document-meta>
</file>